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officeooo:paragraph-rsid="001e0f7c" style:font-size-asian="11pt" style:font-size-complex="11pt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Arial1" fo:font-size="11pt" officeooo:paragraph-rsid="001c270b" style:font-size-asian="11pt" style:font-size-complex="11pt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1" fo:font-size="11pt" officeooo:rsid="001c270b" officeooo:paragraph-rsid="001c270b" style:font-size-asian="11pt" style:font-size-complex="11pt"/>
    </style:style>
    <style:style style:name="T1" style:family="text">
      <style:text-properties officeooo:rsid="001c27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270b" style:font-weight-asian="bold" style:font-weight-complex="bold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81d41a" loext:opacity="100%"/>
    </style:style>
    <style:style style:name="T6" style:family="text">
      <style:text-properties fo:color="#81d41a" loext:opacity="100%" fo:font-weight="bold" style:font-weight-asian="bold" style:font-weight-complex="bold"/>
    </style:style>
    <style:style style:name="T7" style:family="text">
      <style:text-properties fo:color="#81d41a" loext:opacity="100%" fo:font-weight="bold" officeooo:rsid="001c270b" style:font-weight-asian="bold" style:font-weight-complex="bold"/>
    </style:style>
    <style:style style:name="T8" style:family="text">
      <style:text-properties fo:color="#81d41a" loext:opacity="100%" fo:font-weight="bold" officeooo:rsid="001e0f7c" style:font-weight-asian="bold" style:font-weight-complex="bold"/>
    </style:style>
    <style:style style:name="T9" style:family="text">
      <style:text-properties fo:color="#81d41a" loext:opacity="100%" officeooo:rsid="001c270b"/>
    </style:style>
    <style:style style:name="T10" style:family="text">
      <style:text-properties officeooo:rsid="001e0f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de Líneas de Comandos en Linux</text:p>
      <text:p text:style-name="P2"/>
      <text:p text:style-name="P2">Primero usé el comando <text:span text:style-name="T6">'ls'</text:span> para saber que archivos y carpetas tenia en el directorio actual. Luego con el comando <text:span text:style-name="T6">'cd Escritorio'</text:span> ingresé al directorio Escritorio.</text:p>
      <text:p text:style-name="P2">Con <text:span text:style-name="T6">'ls'</text:span> verifiqué si habían archivos en ese directorio. Después creé una carpeta con el comando <text:span text:style-name="T6">'mkdir carpeta_ejemplo'</text:span> y un archivo con texto dentro con el comando <text:span text:style-name="T6">'cat &gt; archivo_plano'</text:span>. Luego verifiqué nuevamente los a<text:span text:style-name="T1">r</text:span>c<text:span text:style-name="T1">h</text:span>ivos presentes en el directorio para asegurarme de que se había creado la carpeta y el archivo con <text:span text:style-name="T6">'ls'</text:span>.</text:p>
      <text:p text:style-name="P3">Posteriormente <text:span text:style-name="T1">moví el archivo de texto (archivo_plano) a la carpeta <text:s/>‘carpeta_ejemplo’ </text:span><text:span text:style-name="T10">con el comando </text:span><text:span text:style-name="T8">‘mv archivo_plano /</text:span><text:span text:style-name="T7">home/petruz/</text:span><text:span text:style-name="T8">Escritorio/carpeta_ejemplo/’</text:span><text:span text:style-name="T1">. Luego entré en la carpeta con </text:span><text:span text:style-name="T7">‘cd carpeta_ejemplo’</text:span><text:span text:style-name="T1">, para poder ver los archivos presentes con </text:span><text:span text:style-name="T7">‘ls’</text:span><text:span text:style-name="T1">.</text:span></text:p>
      <text:p text:style-name="P4"><text:span text:style-name="T1">Enseguida copié el archivo ‘</text:span>archivo_plano<text:span text:style-name="T1">’ a la carpeta ‘Documentos’ con el comando </text:span><text:span text:style-name="T7">‘cp </text:span><text:span text:style-name="T6">archivo_plano /</text:span><text:span text:style-name="T7">home/petruz/Documentos/’</text:span><text:span text:style-name="T1">. Luego verifiqué si había algún archivo aún presente en la carpeta con </text:span><text:span text:style-name="T7">‘ls’</text:span><text:span text:style-name="T1">.</text:span></text:p>
      <text:p text:style-name="P5">Después accedí a la carpeta <text:s/>‘Documentos’ <text:s/>para verificar que el archivo estaba presente en el directori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2T21:55:45.943000000</meta:creation-date>
    <dc:date>2022-06-12T22:14:47.152000000</dc:date>
    <meta:editing-duration>PT8M51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6" meta:word-count="163" meta:character-count="1103" meta:non-whitespace-character-count="943"/>
  </office:meta>
</office:document-meta>
</file>